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6.5" calcext:value-type="float">
            <text:p>36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48.5" calcext:value-type="float">
            <text:p>48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table:number-columns-repeated="7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22T17:08:17.654929033</dc:date>
    <meta:editing-duration>PT2H42M55S</meta:editing-duration>
    <meta:editing-cycles>52</meta:editing-cycles>
    <meta:generator>LibreOffice/6.4.7.2$Linux_X86_64 LibreOffice_project/40$Build-2</meta:generator>
    <meta:document-statistic meta:table-count="1" meta:cell-count="199" meta:object-count="0"/>
  </office:meta>
</office:document-meta>
</file>